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rtality_rates_N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male?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0.00005" calcext:value-type="float">
            <text:p>5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0.00033" calcext:value-type="float">
            <text:p>0.00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float" office:value="0.00107" calcext:value-type="float">
            <text:p>0.001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float" office:value="0.00131" calcext:value-type="float">
            <text:p>0.001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float" office:value="0.00149" calcext:value-type="float">
            <text:p>0.001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float" office:value="0.00221" calcext:value-type="float">
            <text:p>0.002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float" office:value="0.00229" calcext:value-type="float">
            <text:p>0.002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float" office:value="0.00329" calcext:value-type="float">
            <text:p>0.003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float" office:value="0.00395" calcext:value-type="float">
            <text:p>0.003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float" office:value="0.00408" calcext:value-type="float">
            <text:p>0.004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float" office:value="0.00425" calcext:value-type="float">
            <text:p>0.004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float" office:value="0.00472" calcext:value-type="float">
            <text:p>0.004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float" office:value="0.00578" calcext:value-type="float">
            <text:p>0.005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float" office:value="0.00717" calcext:value-type="float">
            <text:p>0.007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float" office:value="0.00772" calcext:value-type="float">
            <text:p>0.007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float" office:value="0.00842" calcext:value-type="float">
            <text:p>0.008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float" office:value="0.01023" calcext:value-type="float">
            <text:p>0.010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float" office:value="0.01095" calcext:value-type="float">
            <text:p>0.010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float" office:value="0.01236" calcext:value-type="float">
            <text:p>0.012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float" office:value="0.01328" calcext:value-type="float">
            <text:p>0.013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office:value-type="float" office:value="0.01678" calcext:value-type="float">
            <text:p>0.016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float" office:value="0.01749" calcext:value-type="float">
            <text:p>0.017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float" office:value="0.02043" calcext:value-type="float">
            <text:p>0.020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float" office:value="0.02327" calcext:value-type="float">
            <text:p>0.023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float" office:value="0.02514" calcext:value-type="float">
            <text:p>0.025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float" office:value="0.02753" calcext:value-type="float">
            <text:p>0.027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float" office:value="0.03014" calcext:value-type="float">
            <text:p>0.030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float" office:value="0.03459" calcext:value-type="float">
            <text:p>0.034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float" office:value="0.03659" calcext:value-type="float">
            <text:p>0.036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float" office:value="0.05023" calcext:value-type="float">
            <text:p>0.050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05626" calcext:value-type="float">
            <text:p>0.056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office:value-type="float" office:value="0.06452" calcext:value-type="float">
            <text:p>0.064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office:value-type="float" office:value="0.07064" calcext:value-type="float">
            <text:p>0.070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float" office:value="0.07894" calcext:value-type="float">
            <text:p>0.078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00312" calcext:value-type="float">
            <text:p>0.00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float" office:value="0.00091" calcext:value-type="float">
            <text:p>0.00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float" office:value="0.00118" calcext:value-type="float">
            <text:p>0.00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float" office:value="0.00139" calcext:value-type="float">
            <text:p>0.00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float" office:value="0.00171" calcext:value-type="float">
            <text:p>0.001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float" office:value="0.00187" calcext:value-type="float">
            <text:p>0.001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float" office:value="0.00189" calcext:value-type="float">
            <text:p>0.00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float" office:value="0.00221" calcext:value-type="float">
            <text:p>0.002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float" office:value="0.00292" calcext:value-type="float">
            <text:p>0.002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float" office:value="0.00347" calcext:value-type="float">
            <text:p>0.003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float" office:value="0.00329" calcext:value-type="float">
            <text:p>0.003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alse</text:p>
          </table:table-cell>
          <table:table-cell office:value-type="float" office:value="0.00374" calcext:value-type="float">
            <text:p>0.003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float" office:value="0.00438" calcext:value-type="float">
            <text:p>0.004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office:value-type="float" office:value="0.00457" calcext:value-type="float">
            <text:p>0.004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float" office:value="0.00525" calcext:value-type="float">
            <text:p>0.005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office:value-type="float" office:value="0.00564" calcext:value-type="float">
            <text:p>0.005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lse</text:p>
          </table:table-cell>
          <table:table-cell office:value-type="float" office:value="0.00644" calcext:value-type="float">
            <text:p>0.006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float" office:value="0.00684" calcext:value-type="float">
            <text:p>0.0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0.00703" calcext:value-type="float">
            <text:p>0.007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office:value-type="float" office:value="0.00898" calcext:value-type="float">
            <text:p>0.008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alse</text:p>
          </table:table-cell>
          <table:table-cell office:value-type="float" office:value="0.00905" calcext:value-type="float">
            <text:p>0.009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office:value-type="float" office:value="0.00981" calcext:value-type="float">
            <text:p>0.009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 office:value-type="float" office:value="0.01072" calcext:value-type="float">
            <text:p>0.010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float" office:value="0.01238" calcext:value-type="float">
            <text:p>0.012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alse</text:p>
          </table:table-cell>
          <table:table-cell office:value-type="float" office:value="0.01303" calcext:value-type="float">
            <text:p>0.013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float" office:value="0.01514" calcext:value-type="float">
            <text:p>0.015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office:value-type="float" office:value="0.01621" calcext:value-type="float">
            <text:p>0.016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lse</text:p>
          </table:table-cell>
          <table:table-cell office:value-type="float" office:value="0.01794" calcext:value-type="float">
            <text:p>0.017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0.02054" calcext:value-type="float">
            <text:p>0.020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office:value-type="float" office:value="0.02331" calcext:value-type="float">
            <text:p>0.023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office:value-type="float" office:value="0.02539" calcext:value-type="float">
            <text:p>0.025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alse</text:p>
          </table:table-cell>
          <table:table-cell office:value-type="float" office:value="0.02767" calcext:value-type="float">
            <text:p>0.027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alse</text:p>
          </table:table-cell>
          <table:table-cell office:value-type="float" office:value="0.03148" calcext:value-type="float">
            <text:p>0.031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.03743" calcext:value-type="float">
            <text:p>0.037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alse</text:p>
          </table:table-cell>
          <table:table-cell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office:value-type="float" office:value="0.04912" calcext:value-type="float">
            <text:p>0.049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lse</text:p>
          </table:table-cell>
          <table:table-cell office:value-type="float" office:value="0.05644" calcext:value-type="float">
            <text:p>0.056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alse</text:p>
          </table:table-cell>
          <table:table-cell office:value-type="float" office:value="0.06411" calcext:value-type="float">
            <text:p>0.064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6:37:52.949925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4T19:47:06.864164704</dc:date>
    <meta:editing-duration>PT3H3M55S</meta:editing-duration>
    <meta:editing-cycles>2</meta:editing-cycles>
    <meta:generator>LibreOffice/6.0.7.3$Linux_X86_64 LibreOffice_project/00m0$Build-3</meta:generator>
    <meta:document-statistic meta:table-count="1" meta:cell-count="519" meta:object-count="0"/>
  </office:meta>
</office:document-meta>
</file>